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301875cm"/>
    </style:style>
    <style:style style:name="ro1" style:family="table-row">
      <style:table-row-properties style:row-height="72.7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3" table:default-cell-style-name="ce1"/>
        <table:table-column table:style-name="co5" table:number-columns-repeated="16358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;2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1;2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3;4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1;12</text:p>
          </table:table-cell>
          <table:table-cell table:number-columns-repeated="16381"/>
        </table:table-row>
        <table:table-row table:number-rows-repeated="985" table:style-name="ro2">
          <table:table-cell table:number-columns-repeated="3" table:style-name="ce3"/>
          <table:table-cell table:number-columns-repeated="16381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HP</meta:initial-creator>
    <dc:creator>c11703</dc:creator>
    <meta:creation-date>2022-07-26T06:42:39Z</meta:creation-date>
    <dc:date>2025-11-20T08:45:48Z</dc:date>
  </office:meta>
</office:document-meta>
</file>